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7.989cm" svg:height="12.7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text-indent="0cm"/>
      <style:text-properties style:use-window-font-color="true" style:text-outline="false" style:text-line-through-style="none" fo:font-family="'Liberation Sans'" style:font-family-generic="roman" style:font-pitch="variable" fo:font-size="19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1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6.6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1cm" svg:height="2.12cm" svg:x="1.399cm" svg:y="0.505cm" presentation:class="title" presentation:placeholder="true">
        <draw:text-box/>
      </draw:frame>
      <draw:frame presentation:style-name="Default-outline1" draw:layer="backgroundobjects" svg:width="24.631cm" svg:height="7.365cm" svg:x="1.399cm" svg:y="2.971cm" presentation:class="outline" presentation:placeholder="true">
        <draw:text-box/>
      </draw:frame>
      <draw:frame presentation:style-name="Mpr1" draw:text-style-name="MP1" draw:layer="backgroundobjects" svg:width="6.521cm" svg:height="0.876cm" svg:x="1.399cm" svg:y="11.56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0.876cm" svg:x="9.572cm" svg:y="11.56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0.876cm" svg:x="20.069cm" svg:y="11.56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eb Robinson</meta:initial-creator>
    <meta:creation-date>2014-04-12T16:37:27</meta:creation-date>
    <dc:date>2014-04-12T16:40:57</dc:date>
    <dc:creator>Caleb Robinson</dc:creator>
    <meta:editing-duration>PT2M13S</meta:editing-duration>
    <meta:editing-cycles>2</meta:editing-cycles>
    <meta:generator>LibreOffice/3.6$Linux_X86_64 LibreOffice_project/360m1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9cm" svg:height="12.701cm" xlink:href="." xlink:type="simple" chart:class="chart:line" chart:style-name="ch1">
        <chart:title svg:x="12.827cm" svg:y="0.39cm" chart:style-name="ch2">
          <text:p>Board Size</text:p>
        </chart:title>
        <chart:legend chart:legend-position="end" svg:x="25.482cm" svg:y="5.802cm" style:legend-expansion="high" chart:style-name="ch3"/>
        <chart:plot-area chart:style-name="ch4" chart:data-source-has-labels="both" svg:x="1.009cm" svg:y="1.931cm" svg:width="23.355cm" svg:height="10.096cm">
          <chartooo:coordinate-region svg:x="3.007cm" svg:y="2.13cm" svg:width="19.358cm" svg:height="8.852cm"/>
          <chart:axis chart:dimension="x" chart:name="primary-x" chart:style-name="ch5" chartooo:axis-type="auto">
            <chartooo:date-scale/>
            <chart:categories table:cell-range-address="local-table.$A$2:.$A$1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</table:table-cell>
              <table:table-cell office:value-type="string">
                <text:p>STDEV</text:p>
              </table:table-cell>
            </table:table-row>
          </table:table-header-rows>
          <table:table-rows>
            <table:table-row>
              <table:table-cell office:value-type="string">
                <text:p>results10_10_1_10000_10</text:p>
              </table:table-cell>
              <table:table-cell office:value-type="float" office:value="1061.06">
                <text:p>1061.06</text:p>
              </table:table-cell>
              <table:table-cell office:value-type="float" office:value="1132.586576">
                <text:p>1132.586576</text:p>
              </table:table-cell>
            </table:table-row>
            <table:table-row>
              <table:table-cell office:value-type="string">
                <text:p>results15_15_1_10000_10</text:p>
              </table:table-cell>
              <table:table-cell office:value-type="float" office:value="5141.605381">
                <text:p>5141.605381</text:p>
              </table:table-cell>
              <table:table-cell office:value-type="float" office:value="2332.925998">
                <text:p>2332.925998</text:p>
              </table:table-cell>
            </table:table-row>
            <table:table-row>
              <table:table-cell office:value-type="string">
                <text:p>results20_20_1_10000_10</text:p>
              </table:table-cell>
              <table:table-cell office:value-type="float" office:value="5891.644909">
                <text:p>5891.644909</text:p>
              </table:table-cell>
              <table:table-cell office:value-type="float" office:value="2335.12446">
                <text:p>2335.12446</text:p>
              </table:table-cell>
            </table:table-row>
            <table:table-row>
              <table:table-cell office:value-type="string">
                <text:p>results25_25_1_10000_10</text:p>
              </table:table-cell>
              <table:table-cell office:value-type="float" office:value="6029.345794">
                <text:p>6029.345794</text:p>
              </table:table-cell>
              <table:table-cell office:value-type="float" office:value="2454.659595">
                <text:p>2454.659595</text:p>
              </table:table-cell>
            </table:table-row>
            <table:table-row>
              <table:table-cell office:value-type="string">
                <text:p>results30_30_1_10000_10</text:p>
              </table:table-cell>
              <table:table-cell office:value-type="float" office:value="5757.051213">
                <text:p>5757.051213</text:p>
              </table:table-cell>
              <table:table-cell office:value-type="float" office:value="2206.194013">
                <text:p>2206.194013</text:p>
              </table:table-cell>
            </table:table-row>
            <table:table-row>
              <table:table-cell office:value-type="string">
                <text:p>results35_35_1_10000_10</text:p>
              </table:table-cell>
              <table:table-cell office:value-type="float" office:value="6184.99361">
                <text:p>6184.99361</text:p>
              </table:table-cell>
              <table:table-cell office:value-type="float" office:value="2456.64336">
                <text:p>2456.64336</text:p>
              </table:table-cell>
            </table:table-row>
            <table:table-row>
              <table:table-cell office:value-type="string">
                <text:p>results40_40_1_10000_10</text:p>
              </table:table-cell>
              <table:table-cell office:value-type="float" office:value="5587.776675">
                <text:p>5587.776675</text:p>
              </table:table-cell>
              <table:table-cell office:value-type="float" office:value="2347.156752">
                <text:p>2347.156752</text:p>
              </table:table-cell>
            </table:table-row>
            <table:table-row>
              <table:table-cell office:value-type="string">
                <text:p>results45_45_1_10000_10</text:p>
              </table:table-cell>
              <table:table-cell office:value-type="float" office:value="6007.823729">
                <text:p>6007.823729</text:p>
              </table:table-cell>
              <table:table-cell office:value-type="float" office:value="2520.710171">
                <text:p>2520.710171</text:p>
              </table:table-cell>
            </table:table-row>
            <table:table-row>
              <table:table-cell office:value-type="string">
                <text:p>results50_50_1_10000_10</text:p>
              </table:table-cell>
              <table:table-cell office:value-type="float" office:value="5391.723288">
                <text:p>5391.723288</text:p>
              </table:table-cell>
              <table:table-cell office:value-type="float" office:value="2497.704416">
                <text:p>2497.704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